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 fo:font-size="12pt" officeooo:rsid="00177a20" officeooo:paragraph-rsid="00177a20" style:font-size-asian="12pt" style:font-size-complex="12pt"/>
    </style:style>
    <style:style style:name="P2" style:family="paragraph" style:parent-style-name="Standard">
      <style:paragraph-properties fo:text-align="start" style:justify-single-word="false"/>
      <style:text-properties fo:font-size="12pt" style:text-underline-style="none" fo:font-weight="normal" officeooo:rsid="00177a20" officeooo:paragraph-rsid="00177a20"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officeooo:rsid="00177a20" officeooo:paragraph-rsid="00177a2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77a20" officeooo:paragraph-rsid="00177a20"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177a20" officeooo:paragraph-rsid="00177a20"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19ff35" officeooo:paragraph-rsid="0019ff35"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1ad77c" officeooo:paragraph-rsid="001ad77c"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1b6812" officeooo:paragraph-rsid="001b681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1b6812" officeooo:paragraph-rsid="001b6812" style:font-size-asian="12.25pt" style:font-weight-asian="normal" style:font-size-complex="14pt" style:font-weight-complex="normal"/>
    </style:style>
    <style:style style:name="T1" style:family="text">
      <style:text-properties officeooo:rsid="001ad77c"/>
    </style:style>
    <style:style style:name="T2" style:family="text">
      <style:text-properties officeooo:rsid="001b6812"/>
    </style:style>
    <style:style style:name="T3" style:family="text">
      <style:text-properties officeooo:rsid="001c3297"/>
    </style:style>
    <style:style style:name="T4" style:family="text">
      <style:text-properties officeooo:rsid="001d3d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de projet Informatique :</text:p>
      <text:p text:style-name="P3">Frogger</text:p>
      <text:p text:style-name="P4"/>
      <text:p text:style-name="P5">Dans ce projet, nous sommes allés jusqu’à la partie 3, la version infini du Frogger, que nous n’avons pas réussi à finir, par manque de temps pour mettre en code nos idées.</text:p>
      <text:p text:style-name="P5"/>
      <text:p text:style-name="P6">Cela est sûrement dû au fait qu’à partir de la deuxième partie nous avons perdu beaucoup de temps à cause d’une mauvaise compréhension du code. Grâce à ce projet, on a pu voir que nous avons du mal à reprendre le squelette d’un code déjà bien fourni, ce qui nous a porté préjudice car on pensait que le code fourni réalisait beaucoup plus de choses que ce qu’il faisait réellement. </text:p>
      <text:p text:style-name="P6"/>
      <text:p text:style-name="P6">Ensuite, en pensant rattraper le temps perdu, nous avons limité les <text:span text:style-name="T1">méthodes, ce qui les rendait très imposante, et nous nous perdu dans ces interminables successions de lignes. Donc nous avons découpé celles-ci pour faciliter la lecture.</text:span></text:p>
      <text:p text:style-name="P6"/>
      <text:p text:style-name="P7">Plus tard, nous avons rencontrés problèmes liés à la partie graphique, par exemple les voitures ne s’affichaient pas alors quelles étaient présentes dans les listes. Le problèmes venait d’une mauvaise condition d’un if. Il y avait aussi des voitures qui apparaissaient sur la première ligne, résolu par une modification d’indice. Et enfin, les voitures trop «grandes». On pensait que ça venait de la méthode du random mais après <text:span text:style-name="T2">quelques recherches, le problème ne venait pas de là mais du fait qu’il y avait plusieurs voitures collées. Pour arrêter ça, on a essayé <text:s/>de limiter l’apparition des voitures en faisant en sorte que l’on ne puisse plus ajouter des voitures a chaque update mais tout les deux updates. Malheureusement, cela ne fonctionne pas et donc par manque de temps, nous avons préféré nous concentrés sur la partie 3.</text:span></text:p>
      <text:p text:style-name="P2"/>
      <text:p text:style-name="P2"/>
      <text:p text:style-name="P8">Malgré tout, nous avions <text:span text:style-name="T3">quelques idées pour améliorer l’expérience de jeu :</text:span></text:p>
      <text:p text:style-name="P8">- <text:span text:style-name="T3">Rajouter le Konami code, qui doublerait la taille de la grenouille, qui pourrait alors détruire les voitures mais pendant un temps limité et une seule fois par partie </text:span></text:p>
      <text:p text:style-name="P8">- <text:span text:style-name="T3">Rajouter des décors, quand la grenouille parcours une certaine distance, elle rentre dans un nouveau biome avec de nouveaux obstacles</text:span></text:p>
      <text:p text:style-name="P8">- <text:span text:style-name="T4">Rajouter des niveaux de difficultés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officeooo:rsid="00177a20" officeooo:paragraph-rsid="00177a20" style:font-size-asian="12pt" style:font-size-complex="12pt"/>
    </style:style>
    <style:style style:name="MT1" style:family="text">
      <style:text-properties officeooo:rsid="001d3d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RAZANAJATOVO Nantenaina</text:span><text:tab/><text:tab/>L2 Informatique</text:p>
        <text:p text:style-name="MP1">Parent Rémy<text:tab/><text:tab/>Groupe <text:span text:style-name="MT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21:51:34.810000000</meta:creation-date>
    <meta:generator>LibreOffice/6.0.7.3$Windows_X86_64 LibreOffice_project/dc89aa7a9eabfd848af146d5086077aeed2ae4a5</meta:generator>
    <dc:date>2020-12-07T10:16:14.001000000</dc:date>
    <meta:editing-duration>PT8M35S</meta:editing-duration>
    <meta:editing-cycles>2</meta:editing-cycles>
    <meta:document-statistic meta:table-count="0" meta:image-count="0" meta:object-count="0" meta:page-count="1" meta:paragraph-count="12" meta:word-count="358" meta:character-count="2143" meta:non-whitespace-character-count="1791"/>
  </office:meta>
</office:document-meta>
</file>